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-44</text:p>
          </table:table-cell>
          <table:table-cell office:value-type="float" office:value="0.00216107497432386" calcext:value-type="float">
            <text:p>0,002161074974324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0.00194710715508388" calcext:value-type="float">
            <text:p>0,001947107155084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0.00263180417665183" calcext:value-type="float">
            <text:p>0,002631804176652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0.00485706949674769" calcext:value-type="float">
            <text:p>0,004857069496748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0.00492125984251969" calcext:value-type="float">
            <text:p>0,00492125984252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0.0062692571037316" calcext:value-type="float">
            <text:p>0,006269257103732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0.00870849024306744" calcext:value-type="float">
            <text:p>0,008708490243067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0.0111049298185553" calcext:value-type="float">
            <text:p>0,011104929818555</text:p>
          </table:table-cell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0.014956350564875" calcext:value-type="float">
            <text:p>0,014956350564875</text:p>
          </table:table-cell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0.0171602191030469" calcext:value-type="float">
            <text:p>0,017160219103047</text:p>
          </table:table-cell>
        </table:table-row>
        <table:table-row table:style-name="ro1">
          <table:table-cell office:value-type="string" calcext:value-type="string">
            <text:p>90+</text:p>
          </table:table-cell>
          <table:table-cell office:value-type="float" office:value="0.0210544334132146" calcext:value-type="float">
            <text:p>0,021054433413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3">
      <number:number number:decimal-places="19" number:min-decimal-places="19" number:min-integer-digits="1"/>
    </number:number-style>
    <number:number-style style:name="N134">
      <number:number number:decimal-places="20" number:min-decimal-places="20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25:58.041000000</dc:date>
    <meta:editing-duration>PT4M18S</meta:editing-duration>
    <meta:editing-cycles>1</meta:editing-cycles>
    <meta:document-statistic meta:table-count="1" meta:cell-count="22" meta:object-count="0"/>
    <meta:generator>LibreOffice/7.1.1.2$Windows_X86_64 LibreOffice_project/fe0b08f4af1bacafe4c7ecc87ce55bb426164676</meta:generator>
  </office:meta>
</office:document-meta>
</file>